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b39" officeooo:paragraph-rsid="000e2b3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e2b39" officeooo:paragraph-rsid="000e2b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2b39" officeooo:paragraph-rsid="000e2b39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paragraph-rsid="000e2b39"/>
    </style:style>
    <style:style style:name="P5" style:family="paragraph" style:parent-style-name="Standard" style:list-style-name="L1">
      <style:text-properties officeooo:rsid="000f5a1a" officeooo:paragraph-rsid="000f5a1a"/>
    </style:style>
    <style:style style:name="P6" style:family="paragraph" style:parent-style-name="Standard" style:list-style-name="L1">
      <style:text-properties officeooo:rsid="001011a8" officeooo:paragraph-rsid="001011a8"/>
    </style:style>
    <style:style style:name="P7" style:family="paragraph" style:parent-style-name="Standard">
      <style:text-properties officeooo:rsid="001011a8" officeooo:paragraph-rsid="001011a8"/>
    </style:style>
    <style:style style:name="P8" style:family="paragraph" style:parent-style-name="Standard" style:list-style-name="L1">
      <style:text-properties officeooo:rsid="00108b6b" officeooo:paragraph-rsid="00108b6b"/>
    </style:style>
    <style:style style:name="P9" style:family="paragraph" style:parent-style-name="Standard" style:list-style-name="L1">
      <style:text-properties officeooo:rsid="00117364" officeooo:paragraph-rsid="00117364"/>
    </style:style>
    <style:style style:name="P10" style:family="paragraph" style:parent-style-name="Standard">
      <style:text-properties officeooo:rsid="00130866" officeooo:paragraph-rsid="00130866"/>
    </style:style>
    <style:style style:name="P11" style:family="paragraph" style:parent-style-name="Standard" style:list-style-name="L1">
      <style:text-properties officeooo:rsid="00130866" officeooo:paragraph-rsid="00130866"/>
    </style:style>
    <style:style style:name="T1" style:family="text">
      <style:text-properties officeooo:rsid="000e2b39"/>
    </style:style>
    <style:style style:name="T2" style:family="text">
      <style:text-properties officeooo:rsid="001308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untes </text:p>
      <text:p text:style-name="P1"/>
      <text:p text:style-name="P1">+<text:span text:style-name="T2">G</text:span>it </text:p>
      <text:p text:style-name="P1">+<text:span text:style-name="T2">E</text:span>clipse</text:p>
      <text:p text:style-name="P7">+<text:span text:style-name="T2">U</text:span>nit test</text:p>
      <text:p text:style-name="P7">+<text:span text:style-name="T2">M</text:span>onodevelop</text:p>
      <text:p text:style-name="P10">+Android Studio</text:p>
      <text:p text:style-name="P7"/>
      <text:p text:style-name="P3">NUEVO</text:p>
      <text:p text:style-name="P1"/>
      <text:list xml:id="list6386226063665770384" text:style-name="L1">
        <text:list-item>
          <text:p text:style-name="P4"><text:span text:style-name="T1">Eclipse</text:span></text:p>
        </text:list-item>
        <text:list-item>
          <text:p text:style-name="P4"><text:span text:style-name="T1">Gradle </text:span></text:p>
        </text:list-item>
        <text:list-item>
          <text:p text:style-name="P4"><text:span text:style-name="T1">Javafx← scene builder (?)</text:span></text:p>
        </text:list-item>
        <text:list-item>
          <text:p text:style-name="P5">Javadoc</text:p>
        </text:list-item>
        <text:list-item>
          <text:p text:style-name="P6">Monodevelop </text:p>
        </text:list-item>
        <text:list-item>
          <text:p text:style-name="P6">Monodoc</text:p>
        </text:list-item>
        <text:list-item>
          <text:p text:style-name="P8">Glade</text:p>
        </text:list-item>
        <text:list-item>
          <text:p text:style-name="P9">Android Studio</text:p>
        </text:list-item>
        <text:list-item>
          <text:p text:style-name="P11">Pycharm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8:26.412862365</meta:creation-date>
    <dc:date>2019-03-25T09:06:28.819989374</dc:date>
    <meta:editing-duration>PT27M5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32" meta:character-count="164" meta:non-whitespace-character-count="154"/>
  </office:meta>
</office:document-meta>
</file>